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parent-style-name="P1" style:family="text">
      <style:text-properties fo:font-size="24pt" fo:font-weight="bold"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Standard" style:family="paragraph">
      <style:paragraph-properties style:writing-mode="lr-tb"/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P5" style:parent-style-name="Standard" style:family="paragraph">
      <style:paragraph-properties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fr1" style:family="graphic">
      <style:graphic-properties fo:border="none" fo:margin-bottom="0.992127703pt" fo:margin-left="0.992127703pt" fo:margin-right="0.992127703pt" fo:margin-top="0.992127703pt" style:protect="size" style:wrap="biggest"/>
    </style:style>
    <style:style style:name="table1" style:family="table">
      <style:table-properties style:width="481pt" table:align="margins"/>
    </style:style>
    <style:style style:name="col1" style:family="table-column">
      <style:table-column-properties style:column-width="240.5pt"/>
    </style:style>
    <style:style style:name="cell1" style:family="table-cell">
      <style:table-cell-properties fo:background-color="#ffffff" fo:border="none" fo:padding="2.83465058pt"/>
    </style:style>
    <number:date-style style:name="N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able:table table:name="Table 1" table:style-name="table1">
        <table:table-column table:style-name="col1"/>
        <table:table-column table:style-name="col1"/>
        <table:table-row table:style-name="row1">
          <table:table-cell table:style-name="cell1">
            <text:p text:style-name="P2">To:<text:tab/></text:p>
          </table:table-cell>
          <table:table-cell table:style-name="cell1">
            <text:p text:style-name="P2">From:<text:tab/></text:p>
          </table:table-cell>
        </table:table-row>
        <table:table-row table:style-name="row2">
          <table:table-cell table:style-name="cell1">
            <text:p text:style-name="P2">Fax:<text:tab/></text:p>
          </table:table-cell>
          <table:table-cell table:style-name="cell1">
            <text:p text:style-name="P2">Pages:<text:tab/><text:page-count>1</text:page-count></text:p>
          </table:table-cell>
        </table:table-row>
        <table:table-row table:style-name="row2">
          <table:table-cell table:style-name="cell1">
            <text:p text:style-name="P2">Phone:<text:tab/></text:p>
          </table:table-cell>
          <table:table-cell table:style-name="cell1">
            <text:p text:style-name="P2">Date:<text:tab/><text:date style:data-style-name="N1"/></text:p>
          </table:table-cell>
        </table:table-row>
        <table:table-row table:style-name="row3">
          <table:table-cell table:style-name="cell1">
            <text:p text:style-name="P2">Re:<text:tab/></text:p>
          </table:table-cell>
          <table:table-cell table:style-name="cell1">
            <text:p text:style-name="P2">CC:<text:tab/></text:p>
          </table:table-cell>
        </table:table-row>
      </table:table>
      <text:p text:style-name="P3"><draw:frame draw:name="Text Frameset 1" draw:style-name="fr1" svg:width="481.8905986pt" svg:height="25.0361067503905pt"><draw:text-box fo:min-height="25.0361067503905pt"><text:p text:style-name="P4">[  ] Urgent<text:tab text:tab-ref="1"/>[  ] For Review<text:tab text:tab-ref="2"/>[  ] Please Comment</text:p><text:p text:style-name="P5">[  ] Please reply<text:tab text:tab-ref="1"/>[  ] Please Recycle</text:p></draw:text-box></draw:frame></text:p>
      <text:p text:style-name="P3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0095215956pt" fo:margin-left="57.0048231638pt" fo:margin-right="57.0048231638pt" fo:margin-top="42.0095215956pt" fo:page-height="792.001372052pt" fo:page-width="612.001060222pt" style:print-orientation="portrait">
        <style:footnote-sep style:adjustment="left" style:width="2pt" style:rel-width="20%" style:line-style="solid"/>
      </style:page-layout-properties>
      <style:header-style>
        <style:header-footer-properties fo:min-height="0pt" fo:margin-bottom="8.9858423386pt"/>
      </style:header-style>
    </style:page-layout>
  </office:automatic-styles>
  <office:master-styles>
    <style:master-page style:name="Standard" style:page-layout-name="pm1">
      <style:header-first>
        <text:p text:style-name="P1"><text:span text:style-name="T1">FAX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meta:initial-creator>Thomas Zander</meta:initial-creator>
    <meta:editing-cycles>11</meta:editing-cycles>
    <meta:creation-date>2005-12-12T11:42:10</meta:creation-date>
    <dc:date>2006-01-02T15:05:47</dc:date>
    <dc:creator>Thomas Zander</dc:creator>
    <meta:user-defined meta:name="email">zander@kde.org</meta:user-defined>
  </office:meta>
</office:document-meta>
</file>